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30302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9784" calcext:value-type="float">
            <text:p>66.0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302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7968" calcext:value-type="float">
            <text:p>66.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302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0224" calcext:value-type="float">
            <text:p>65.8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302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8992" calcext:value-type="float">
            <text:p>65.8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302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1248" calcext:value-type="float">
            <text:p>65.6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302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7824" calcext:value-type="float">
            <text:p>65.6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302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2584" calcext:value-type="float">
            <text:p>65.6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302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248" calcext:value-type="float">
            <text:p>65.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302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2856" calcext:value-type="float">
            <text:p>65.5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302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2856" calcext:value-type="float">
            <text:p>65.5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302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104" calcext:value-type="float">
            <text:p>65.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302</text:p>
          </table:table-cell>
          <table:table-cell office:value-type="string" calcext:value-type="string">
            <text:p>201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388" calcext:value-type="float">
            <text:p>65.3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302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4048" calcext:value-type="float">
            <text:p>65.1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0302</text:p>
          </table:table-cell>
          <table:table-cell office:value-type="string" calcext:value-type="string">
            <text:p>201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148" calcext:value-type="float">
            <text:p>65.1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